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c45f" officeooo:paragraph-rsid="000fc45f" style:font-size-asian="15pt" style:font-size-complex="15pt"/>
    </style:style>
    <style:style style:name="P2" style:family="paragraph" style:parent-style-name="Preformatted_20_Text">
      <style:text-properties fo:font-size="15pt" officeooo:rsid="000fc45f" officeooo:paragraph-rsid="000fc45f" style:font-size-asian="15pt" style:font-size-complex="15pt"/>
    </style:style>
    <style:style style:name="T1" style:family="text">
      <style:text-properties officeooo:rsid="00101281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9 菜瓜糜</text:p>
        <text:p text:style-name="P1"/>
        <text:p text:style-name="P1">天氣若一下熱，</text:p>
        <text:p text:style-name="P1">Thinn-khì nā tsi̍t-ē jua̍h, </text:p>
        <text:p text:style-name="P1"/>
        <text:p text:style-name="P1">我就會數念阿媽煮的菜瓜糜。</text:p>
        <text:p text:style-name="P1">guá tō ē siàu-liām a-má tsú ê tshài-kue muê. </text:p>
        <text:p text:style-name="P1"/>
        <text:p text:style-name="P1">彼款的芳味佮清甜，</text:p>
        <text:p text:style-name="P1">Hit khuán ê phang-bī kah tshing-tinn, </text:p>
        <text:p text:style-name="P1"/>
        <text:p text:style-name="P1">是我按怎煮都煮無路來的。</text:p>
        <text:p text:style-name="P1">sī guá án-tsuánn tsú to tsú bô-lōo-lâi ê.</text:p>
        <text:p text:style-name="P1"/>
        <text:p text:style-name="P1">每一遍若食著菜瓜糜，</text:p>
        <text:p text:style-name="P1">Muí tsi̍t piàn nā tsia̍h-tio̍h tshài-kue-muê, </text:p>
        <text:p text:style-name="P1"/>
        <text:p text:style-name="P1">阿媽佇灶跤摸鼎煮糜的形影，</text:p>
        <text:p text:style-name="P1">a-má tī tsàu-kha bong tiánn tsú muê ê hîng-iánn, </text:p>
        <text:p text:style-name="P1"/>
        <text:p text:style-name="P1">又閣會浮現佇我的目睭前。</text:p>
        <text:p text:style-name="P1">iū-koh ē phû-hiān tī guá ê ba̍k-tsiu tsîng.</text:p>
        <text:p text:style-name="P1"/>
        <text:p text:style-name="P1"/>
        <text:p text:style-name="P1">阮阿媽是佇我讀大學的時陣過身的，</text:p>
        <text:p text:style-name="P1">Guán a-má sī tī guá tha̍k tāi-ha̍k ê sî-tsūn kuè-sin--ê, </text:p>
        <text:p text:style-name="P1"/>
        <text:p text:style-name="P1">伊食到九十外，</text:p>
        <text:p text:style-name="P1">i tsia̍h kàu káu-tsa̍p guā, </text:p>
        <text:p text:style-name="P1"/>
        <text:p text:style-name="P1">算是長歲壽。</text:p>
        <text:p text:style-name="P1">sǹg sī tn̂g huè-siū. </text:p>
        <text:p text:style-name="P1"/>
        <text:p text:style-name="P1">庄裡的人攏講伊誠𠢕，</text:p>
        <text:p text:style-name="P1">Tsng--lí ê lâng lóng kóng i tsiânn gâu, </text:p>
        <text:p text:style-name="P1"/>
        <text:p text:style-name="P1">因為阿媽雖然目睭青盲，</text:p>
        <text:p text:style-name="P1">in-uī a-má sui-jiân ba̍k-tsiu tshenn-mê, </text:p>
        <text:p text:style-name="P1"/>
        <text:p text:style-name="P1">猶毋過便若有枴仔，</text:p>
        <text:p text:style-name="P1">iáu-m̄-koh piān-nā ū kuái-á, </text:p>
        <text:p text:style-name="P1"/>
        <text:p text:style-name="P1">較遠的所在伊嘛有法度通去。</text:p>
        <text:p text:style-name="P1">khah hn̄g ê sóo-tsāi i mā ū huat-tōo thang khì.</text:p>
        <text:p text:style-name="P1"/>
        <text:p text:style-name="P1">厝前厝後用摸的，</text:p>
        <text:p text:style-name="P1">Tshù-tsîng tshù-āu iōng bong--ê, </text:p>
        <text:p text:style-name="P1"/>
        <text:p text:style-name="P1">無論是煮食、洗衫、款內底，</text:p>
        <text:p text:style-name="P1">bô-lūn sī tsú-tsia̍h, sé-sann, khuán lāi-té, </text:p>
        <text:p text:style-name="P1"/>
        <text:p text:style-name="P1">甚至是對嘉義的鹿仔草坐車來高雄看阮，</text:p>
        <text:p text:style-name="P1">sīm-tsì sī uì Ka-gī ê Lo̍k-á-tsháu tsē tshia lâi Ko-hiông khuànn guán, </text:p>
        <text:p text:style-name="P1"/>
        <text:p text:style-name="P1">逐項伊都做甲好勢溜溜，</text:p>
        <text:p text:style-name="P1">ta̍k hāng i to tsò kah hó-sè liu-liu, </text:p>
        <text:p text:style-name="P1"/>
        <text:p text:style-name="P1">毋免序細煩惱。</text:p>
        <text:p text:style-name="P1">m̄-bián sī-sè huân-ló.</text:p>
        <text:p text:style-name="P1"/>
        <text:p text:style-name="P1"/>
        <text:p text:style-name="P1"/>
        <text:p text:style-name="P1"><text:soft-page-break/></text:p>
        <text:p text:style-name="P1">細漢的時陣，</text:p>
        <text:p text:style-name="P1">Sè-hàn ê sî-tsūn, </text:p>
        <text:p text:style-name="P1"/>
        <text:p text:style-name="P1">我上愛轉去草地，</text:p>
        <text:p text:style-name="P1">guá siōng ài tńg-khì tsháu-tē, </text:p>
        <text:p text:style-name="P1"/>
        <text:p text:style-name="P1">佇阿媽的身軀邊綴前綴後，</text:p>
        <text:p text:style-name="P1">tī a-má ê sin-khu-pinn tuè-tsîng-tuè-āu, </text:p>
        <text:p text:style-name="P1"/>
        <text:p text:style-name="P1">聽伊講囡仔古佮一寡人情世事。</text:p>
        <text:p text:style-name="P1">thiann i kóng gín-á-kóo kah tsi̍t-kuá jîn-tsîng sè-sū. </text:p>
        <text:p text:style-name="P1"/>
        <text:p text:style-name="P1">逐工透早伊攏會托一支枴仔，</text:p>
        <text:p text:style-name="P1">Ta̍k kang thàu-tsá i lóng ē thuh tsi̍t ki kuái-á, </text:p>
        <text:p text:style-name="P1"/>
        <text:p text:style-name="P1">行過竹林仔跤彼間三片壁的五營廟，</text:p>
        <text:p text:style-name="P1">kiânn-kuè tik-nâ-á-kha hit king sann phìnn piah ê Gōo-iânn-biō, </text:p>
        <text:p text:style-name="P1"/>
        <text:p text:style-name="P1">去園裡割兩條菜瓜轉來煮。</text:p>
        <text:p text:style-name="P1">khì hn̂g--lí kuah nn̄g tiâu tshài-kue tńg-lâi tsú. </text:p>
        <text:p text:style-name="P1"/>
        <text:p text:style-name="P1">伊雖然無看著，</text:p>
        <text:p text:style-name="P1">I sui-jiân bô khuànn-tio̍h, </text:p>
        <text:p text:style-name="P1"/>
        <text:p text:style-name="P1">毋過伊誠清楚佗位有圳溝、</text:p>
        <text:p text:style-name="P1">m̄-koh i tsiânn tshing-tshó tó-uī ū tsùn-kau, </text:p>
        <text:p text:style-name="P1"/>
        <text:p text:style-name="P1">佗位有糞堆，</text:p>
        <text:p text:style-name="P1">tó-uī ū pùn-tui, </text:p>
        <text:p text:style-name="P1"/>
        <text:p text:style-name="P1">佗幾條菜瓜已經會當挽矣。</text:p>
        <text:p text:style-name="P1">tó kuí tiâu tshài-kue í-king ē-tàng bán --ah. </text:p>
        <text:p text:style-name="P1"/>
        <text:p text:style-name="P1">割落來的菜瓜藤，</text:p>
        <text:p text:style-name="P1">Kuah lo̍h-lâi ê tshài-kue-tîn, </text:p>
        <text:p text:style-name="P1"/>
        <text:p text:style-name="P1">愛用玻璃矸仔承菜瓜水。</text:p>
        <text:p text:style-name="P1">ài iōng po-lê kan-á sîn tshài-kue-tsuí.</text:p>
        <text:p text:style-name="P1"/>
        <text:p text:style-name="P1"/>
        <text:p text:style-name="P1"/>
        <text:p text:style-name="P1"/>
        <text:p text:style-name="P1">信觀音佛祖的阿媽食菜，</text:p>
        <text:p text:style-name="P1">Sìn Kuan-im Pu̍t-tsóo ê a-má tsia̍h-tshài, </text:p>
        <text:p text:style-name="P1"/>
        <text:p text:style-name="P1">伊的食食較簡單，</text:p>
        <text:p text:style-name="P1">i ê tsia̍h-si̍t khah kán-tan, </text:p>
        <text:p text:style-name="P1"/>
        <text:p text:style-name="P1">三頓攏用菜瓜煮洘頭糜配蕹菜，</text:p>
        <text:p text:style-name="P1">sann tǹg lóng īng tshài-kue tsú khó-thâu-muê phuè ìng-tshài, </text:p>
        <text:p text:style-name="P1"/>
        <text:p text:style-name="P1">閣一个菜脯炒蔭豉仔來配就準算。</text:p>
        <text:p text:style-name="P1">koh tsi̍t ê tshài-póo tshá ìm-sīnn-á lâi phuè tō tsún-sǹg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阮遮的囡仔若有轉去，</text:p>
        <text:p text:style-name="P1">Guán tsia-ê gín-á nā ū tńg--khí, </text:p>
        <text:p text:style-name="P1"/>
        <text:p text:style-name="P1">伊驚阮食袂落去，</text:p>
        <text:p text:style-name="P1">i kiann guán tsia̍h bē lo̍h--khì, </text:p>
        <text:p text:style-name="P1"/>
        <text:p text:style-name="P1">就會加煎幾粒仔鴨卵，</text:p>
        <text:p text:style-name="P1">tō ē ke tsian kuí-lia̍p-á ah-nn̄g, </text:p>
        <text:p text:style-name="P1"/>
        <text:p text:style-name="P1">開麵麶罐頭予阮配。</text:p>
        <text:p text:style-name="P1">khui mī-thi kuàn-thâu hōo guán phuè. </text:p>
        <text:p text:style-name="P1"/>
        <text:p text:style-name="P1">阿媽上疼孫，</text:p>
        <text:p text:style-name="P1">A-má siōng thiànn sun, </text:p>
        <text:p text:style-name="P1"/>
        <text:p text:style-name="P1">人予伊的四秀仔伊攏毋甘食，</text:p>
        <text:p text:style-name="P1">lâng hōo i ê sì-siù-á i lóng m̄-kam tsia̍h, </text:p>
        <text:p text:style-name="P1"/>
        <text:p text:style-name="P1">儉佇竹籃仔內底等阮轉去。</text:p>
        <text:p text:style-name="P1">khiām tī tik-nâ-á lāi-té tán guán tńg--khì. </text:p>
        <text:p text:style-name="P1"/>
        <text:p text:style-name="P1">有當時仔囥傷久，</text:p>
        <text:p text:style-name="P1">Ū-tang-sî-á khǹg siunn kú, </text:p>
        <text:p text:style-name="P1"/>
        <text:p text:style-name="P1">餅攏潤去矣，</text:p>
        <text:p text:style-name="P1">piánn lóng jūn--khì --ah, </text:p>
        <text:p text:style-name="P1"/>
        <text:p text:style-name="P1">阮嘛仝款食甲咂咂叫，</text:p>
        <text:p text:style-name="P1">guán mā kāng-khuán tsia̍h kah tsa̍p-tsa̍p-kiò, </text:p>
        <text:p text:style-name="P1"/>
        <text:p text:style-name="P1">彼款予阿媽疼痛的感覺就是上好食的滋味。</text:p>
        <text:p text:style-name="P1">hit khuán hōo a-má thiànn-thàng ê kám-kak tō sī siōng hó-tsia̍h ê tsu-bī.</text:p>
        <text:p text:style-name="P1"/>
        <text:p text:style-name="P1"/>
        <text:p text:style-name="P1">後一擺轉去草地，</text:p>
        <text:p text:style-name="P1">Āu tsi̍t pái tńg-khì tsháu-tē, </text:p>
        <text:p text:style-name="P1"/>
        <text:p text:style-name="P1">是我考牢大學的時，</text:p>
        <text:p text:style-name="P1">sī guá khó tiâu tāi-ha̍k ê sî, </text:p>
        <text:p text:style-name="P1"/>
        <text:p text:style-name="P1">阿媽誠歡喜又閣煩惱，</text:p>
        <text:p text:style-name="P1">a-má tsiânn huann-hí iū-koh huân-ló, </text:p>
        <text:p text:style-name="P1"/>
        <text:p text:style-name="P1">伊共我講：「哪會遮才情閣考牢大學！</text:p>
        <text:p text:style-name="P1">i kā guá kóng: “Ná ē tsiah tsâi-tsîng koh khó tiâu tāi-ha̍k! </text:p>
        <text:p text:style-name="P1"/>
        <text:p text:style-name="P1">按呢恁老母又閣愛加拖幾若年！</text:p>
        <text:p text:style-name="P1">Án-ne lín lāu-bú iū-koh ài ke thua kuí-nā nî! </text:p>
        <text:p text:style-name="P1"/>
        <text:p text:style-name="P1">你若會當較早趁錢，</text:p>
        <text:p text:style-name="P1">Lí nā ē-tàng khah tsá thàn-tsînn, </text:p>
        <text:p text:style-name="P1"/>
        <text:p text:style-name="P1">恁老母就袂遐艱苦矣。」</text:p>
        <text:p text:style-name="P1">lín lāu-bú tō bē hiah kan-khóo --ah.” </text:p>
        <text:p text:style-name="P1"/>
        <text:p text:style-name="P1">阿媽對貼身的荷包內底共伊儉誠久的私奇錢撏出來予我，</text:p>
        <text:p text:style-name="P1">A-má tuì thiap-sin ê hâ-pau lāi-té kā i khiām tsiânn kú ê sai-khia-tsînn jîm tshut-lâi hōo --guá, </text:p>
        <text:p text:style-name="P1"><text:soft-page-break/></text:p>
        <text:p text:style-name="P1">雖然我的喙咧笑，</text:p>
        <text:p text:style-name="P1">sui-jiân guá ê tshuì teh tshiò, </text:p>
        <text:p text:style-name="P1"/>
        <text:p text:style-name="P1">猶毋過目屎煞一直輾落來。</text:p>
        <text:p text:style-name="P1">iáu-m̄-koh ba̍k-sái suah it-ti̍t liàn lo̍h-lâi. </text:p>
        <text:p text:style-name="P1"/>
        <text:p text:style-name="P1">無偌久，</text:p>
        <text:p text:style-name="P1">Bô-guā-kú, </text:p>
        <text:p text:style-name="P1"/>
        <text:p text:style-name="P1">阿媽彼雙若親像罩霧的目睭，</text:p>
        <text:p text:style-name="P1">a-má hit siang ná tshin-tshiūnn tà-bū ê ba̍k-tsiu, </text:p>
        <text:p text:style-name="P1"/>
        <text:p text:style-name="P1">就佇睏眠當中，</text:p>
        <text:p text:style-name="P1">tō tī khùn-bîn tang-tiong, </text:p>
        <text:p text:style-name="P1"/>
        <text:p text:style-name="P1">永遠瞌去矣。</text:p>
        <text:p text:style-name="P1">íng-uán kheh--khì --ah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我咧想，</text:p>
        <text:p text:style-name="P1">Guá teh siūnn, </text:p>
        <text:p text:style-name="P1"/>
        <text:p text:style-name="P1">無定著是菜市仔賣的菜瓜佮阮阿媽種的無仝，</text:p>
        <text:p text:style-name="P1">bô-tiānn-tio̍h sī tshài-tshī-á bē ê tshài-kue kah guán a-má tsìng ê bô-kāng, </text:p>
        <text:p text:style-name="P1"/>
        <text:p text:style-name="P1">抑是阮阿媽有囥步，</text:p>
        <text:p text:style-name="P1">ia̍h-sī guán a-má ū khǹg-pōo, </text:p>
        <text:p text:style-name="P1"/>
        <text:p text:style-name="P1">抑無，</text:p>
        <text:p text:style-name="P1">ia̍h bô, </text:p>
        <text:p text:style-name="P1"/>
        <text:p text:style-name="P1">哪會按怎煮就煮袂出記持中的清甜？</text:p>
        <text:p text:style-name="P1">ná ē án-tsuánn tsú tō tsú bē tshut kì-tî tiong ê tshing-tinn? </text:p>
        <text:p text:style-name="P1"/>
        <text:p text:style-name="P1">予我到今猶咧數念阿媽煮的彼款滋味。</text:p>
        <text:p text:style-name="P1">Hōo guá kàu-tann iáu teh siàu-liām a-má tsú ê hit khuán tsu-b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01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9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26:41.341073109</dc:date>
    <meta:editing-duration>PT2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6" meta:word-count="1195" meta:character-count="3400" meta:non-whitespace-character-count="2956"/>
  </office:meta>
</office:document-meta>
</file>